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11.1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Andale Mono"/>
    </style:style>
    <style:style style:name="ce2" style:family="table-cell" style:parent-style-name="Default">
      <style:table-cell-properties fo:background-color="#ffffff" fo:border="0.74pt solid #000000"/>
      <style:text-properties style:font-name="Andale Mono"/>
    </style:style>
    <style:style style:name="ce3" style:family="table-cell" style:parent-style-name="Default">
      <style:table-cell-properties fo:background-color="#eeeeee" fo:border="0.74pt solid #000000"/>
      <style:text-properties style:font-name="Andale Mono"/>
    </style:style>
    <style:style style:name="ce8" style:family="table-cell" style:parent-style-name="Default">
      <style:table-cell-properties fo:background-color="transparent" fo:border="0.74pt solid #000000"/>
      <style:text-properties style:font-name="Andale Mono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</text:p>
          </table:table-cell>
          <table:table-cell table:number-columns-repeated="16381"/>
        </table:table-row>
        <table:table-row table:style-name="ro1">
          <table:table-cell table:style-name="ce2" table:formula="of:=BASE(ROW( )-2;16)" office:value-type="string" office:string-value="0" calcext:value-type="string">
            <text:p>0</text:p>
          </table:table-cell>
          <table:table-cell table:style-name="ce2" office:value-type="string" calcext:value-type="string">
            <text:p>nop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1" calcext:value-type="string">
            <text:p>1</text:p>
          </table:table-cell>
          <table:table-cell table:style-name="ce3" office:value-type="string" calcext:value-type="string">
            <text:p>hlt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2" calcext:value-type="string">
            <text:p>2</text:p>
          </table:table-cell>
          <table:table-cell table:style-name="ce2" office:value-type="string" calcext:value-type="string">
            <text:p>movb n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3" calcext:value-type="string">
            <text:p>3</text:p>
          </table:table-cell>
          <table:table-cell table:style-name="ce3" office:value-type="string" calcext:value-type="string">
            <text:p>movs n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4" calcext:value-type="string">
            <text:p>4</text:p>
          </table:table-cell>
          <table:table-cell table:style-name="ce2" office:value-type="string" calcext:value-type="string">
            <text:p>movi n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5" calcext:value-type="string">
            <text:p>5</text:p>
          </table:table-cell>
          <table:table-cell table:style-name="ce3" office:value-type="string" calcext:value-type="string">
            <text:p>movl n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6" calcext:value-type="string">
            <text:p>6</text:p>
          </table:table-cell>
          <table:table-cell table:style-name="ce2" office:value-type="string" calcext:value-type="string">
            <text:p>movr n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7" calcext:value-type="string">
            <text:p>7</text:p>
          </table:table-cell>
          <table:table-cell table:style-name="ce3" office:value-type="string" calcext:value-type="string">
            <text:p>movb r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8" calcext:value-type="string">
            <text:p>8</text:p>
          </table:table-cell>
          <table:table-cell table:style-name="ce2" office:value-type="string" calcext:value-type="string">
            <text:p>movs r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9" calcext:value-type="string">
            <text:p>9</text:p>
          </table:table-cell>
          <table:table-cell table:style-name="ce3" office:value-type="string" calcext:value-type="string">
            <text:p>movi r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A" calcext:value-type="string">
            <text:p>A</text:p>
          </table:table-cell>
          <table:table-cell table:style-name="ce2" office:value-type="string" calcext:value-type="string">
            <text:p>movl r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B" calcext:value-type="string">
            <text:p>B</text:p>
          </table:table-cell>
          <table:table-cell table:style-name="ce3" office:value-type="string" calcext:value-type="string">
            <text:p>movr r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C" calcext:value-type="string">
            <text:p>C</text:p>
          </table:table-cell>
          <table:table-cell table:style-name="ce2" office:value-type="string" calcext:value-type="string">
            <text:p>movb from RAM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D" calcext:value-type="string">
            <text:p>D</text:p>
          </table:table-cell>
          <table:table-cell table:style-name="ce3" office:value-type="string" calcext:value-type="string">
            <text:p>movs from RAM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E" calcext:value-type="string">
            <text:p>E</text:p>
          </table:table-cell>
          <table:table-cell table:style-name="ce2" office:value-type="string" calcext:value-type="string">
            <text:p>movi from RAM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F" calcext:value-type="string">
            <text:p>F</text:p>
          </table:table-cell>
          <table:table-cell table:style-name="ce3" office:value-type="string" calcext:value-type="string">
            <text:p>movl from RAM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10" calcext:value-type="string">
            <text:p>10</text:p>
          </table:table-cell>
          <table:table-cell table:style-name="ce2" office:value-type="string" calcext:value-type="string">
            <text:p>movr from RAM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11" calcext:value-type="string">
            <text:p>11</text:p>
          </table:table-cell>
          <table:table-cell table:style-name="ce3" office:value-type="string" calcext:value-type="string">
            <text:p>movb to RAM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12" calcext:value-type="string">
            <text:p>12</text:p>
          </table:table-cell>
          <table:table-cell table:style-name="ce2" office:value-type="string" calcext:value-type="string">
            <text:p>movs to RAM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13" calcext:value-type="string">
            <text:p>13</text:p>
          </table:table-cell>
          <table:table-cell table:style-name="ce3" office:value-type="string" calcext:value-type="string">
            <text:p>movi to RAM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14" calcext:value-type="string">
            <text:p>14</text:p>
          </table:table-cell>
          <table:table-cell table:style-name="ce2" office:value-type="string" calcext:value-type="string">
            <text:p>movl to RAM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15" calcext:value-type="string">
            <text:p>15</text:p>
          </table:table-cell>
          <table:table-cell table:style-name="ce3" office:value-type="string" calcext:value-type="string">
            <text:p>movr to RAM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16" calcext:value-type="string">
            <text:p>16</text:p>
          </table:table-cell>
          <table:table-cell table:style-name="ce2" office:value-type="string" calcext:value-type="string">
            <text:p>movb from RAMg</text:p>
          </table:table-cell>
          <table:table-cell table:style-name="ce2" office:value-type="string" calcext:value-type="string">
            <text:p>чтение по абсолютному адресу</text:p>
          </table:table-cell>
        </table:table-row>
        <table:table-row table:style-name="ro1">
          <table:table-cell table:style-name="ce3" table:formula="of:=BASE(ROW( )-2;16)" office:value-type="string" office:string-value="17" calcext:value-type="string">
            <text:p>17</text:p>
          </table:table-cell>
          <table:table-cell table:style-name="ce3" office:value-type="string" calcext:value-type="string">
            <text:p>movs from RAMg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18" calcext:value-type="string">
            <text:p>18</text:p>
          </table:table-cell>
          <table:table-cell table:style-name="ce2" office:value-type="string" calcext:value-type="string">
            <text:p>movi from RAMg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19" calcext:value-type="string">
            <text:p>19</text:p>
          </table:table-cell>
          <table:table-cell table:style-name="ce3" office:value-type="string" calcext:value-type="string">
            <text:p>movl from RAMg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1A" calcext:value-type="string">
            <text:p>1A</text:p>
          </table:table-cell>
          <table:table-cell table:style-name="ce2" office:value-type="string" calcext:value-type="string">
            <text:p>movr from RAMg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1B" calcext:value-type="string">
            <text:p>1B</text:p>
          </table:table-cell>
          <table:table-cell table:style-name="ce3" office:value-type="string" calcext:value-type="string">
            <text:p>movb to RAMg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1C" calcext:value-type="string">
            <text:p>1C</text:p>
          </table:table-cell>
          <table:table-cell table:style-name="ce2" office:value-type="string" calcext:value-type="string">
            <text:p>movs to RAMg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1D" calcext:value-type="string">
            <text:p>1D</text:p>
          </table:table-cell>
          <table:table-cell table:style-name="ce3" office:value-type="string" calcext:value-type="string">
            <text:p>movi to RAMg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1E" calcext:value-type="string">
            <text:p>1E</text:p>
          </table:table-cell>
          <table:table-cell table:style-name="ce2" office:value-type="string" calcext:value-type="string">
            <text:p>movl to RAMg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1F" calcext:value-type="string">
            <text:p>1F</text:p>
          </table:table-cell>
          <table:table-cell table:style-name="ce3" office:value-type="string" calcext:value-type="string">
            <text:p>movr to RAMg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20" calcext:value-type="string">
            <text:p>20</text:p>
          </table:table-cell>
          <table:table-cell table:style-name="ce2" office:value-type="string" calcext:value-type="string">
            <text:p>movb from RAMr</text:p>
          </table:table-cell>
          <table:table-cell table:style-name="ce2" office:value-type="string" calcext:value-type="string">
            <text:p>чтение по адресу из регистра</text:p>
          </table:table-cell>
        </table:table-row>
        <table:table-row table:style-name="ro1">
          <table:table-cell table:style-name="ce3" table:formula="of:=BASE(ROW( )-2;16)" office:value-type="string" office:string-value="21" calcext:value-type="string">
            <text:p>21</text:p>
          </table:table-cell>
          <table:table-cell table:style-name="ce3" office:value-type="string" calcext:value-type="string">
            <text:p>movs from RAMr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22" calcext:value-type="string">
            <text:p>22</text:p>
          </table:table-cell>
          <table:table-cell table:style-name="ce2" office:value-type="string" calcext:value-type="string">
            <text:p>movi from RAMr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23" calcext:value-type="string">
            <text:p>23</text:p>
          </table:table-cell>
          <table:table-cell table:style-name="ce3" office:value-type="string" calcext:value-type="string">
            <text:p>movl from RAMr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24" calcext:value-type="string">
            <text:p>24</text:p>
          </table:table-cell>
          <table:table-cell table:style-name="ce2" office:value-type="string" calcext:value-type="string">
            <text:p>movr from RAMr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25" calcext:value-type="string">
            <text:p>25</text:p>
          </table:table-cell>
          <table:table-cell table:style-name="ce3" office:value-type="string" calcext:value-type="string">
            <text:p>movb to RAMr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26" calcext:value-type="string">
            <text:p>26</text:p>
          </table:table-cell>
          <table:table-cell table:style-name="ce2" office:value-type="string" calcext:value-type="string">
            <text:p>movs to RAMr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27" calcext:value-type="string">
            <text:p>27</text:p>
          </table:table-cell>
          <table:table-cell table:style-name="ce3" office:value-type="string" calcext:value-type="string">
            <text:p>movi to RAMr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28" calcext:value-type="string">
            <text:p>28</text:p>
          </table:table-cell>
          <table:table-cell table:style-name="ce2" office:value-type="string" calcext:value-type="string">
            <text:p>movl to RAMr</text:p>
          </table:table-cell>
          <table:table-cell table:style-name="ce2"/>
        </table:table-row>
        <table:table-row table:style-name="ro1">
          <table:table-cell table:style-name="ce3" table:formula="of:=BASE(ROW( )-2;16)" office:value-type="string" office:string-value="29" calcext:value-type="string">
            <text:p>29</text:p>
          </table:table-cell>
          <table:table-cell table:style-name="ce3" office:value-type="string" calcext:value-type="string">
            <text:p>movr to RAMr</text:p>
          </table:table-cell>
          <table:table-cell table:style-name="ce3"/>
        </table:table-row>
        <table:table-row table:style-name="ro1">
          <table:table-cell table:style-name="ce2" table:formula="of:=BASE(ROW( )-2;16)" office:value-type="string" office:string-value="2A" calcext:value-type="string">
            <text:p>2A</text:p>
          </table:table-cell>
          <table:table-cell table:style-name="ce2" table:number-columns-repeated="2"/>
        </table:table-row>
        <table:table-row table:style-name="ro1">
          <table:table-cell table:style-name="ce3" table:formula="of:=BASE(ROW( )-2;16)" office:value-type="string" office:string-value="2B" calcext:value-type="string">
            <text:p>2B</text:p>
          </table:table-cell>
          <table:table-cell table:style-name="ce3" table:number-columns-repeated="2"/>
        </table:table-row>
        <table:table-row table:style-name="ro1">
          <table:table-cell table:style-name="ce2" table:formula="of:=BASE(ROW( )-2;16)" office:value-type="string" office:string-value="2C" calcext:value-type="string">
            <text:p>2C</text:p>
          </table:table-cell>
          <table:table-cell table:style-name="ce2" table:number-columns-repeated="2"/>
        </table:table-row>
        <table:table-row table:style-name="ro1">
          <table:table-cell table:style-name="ce3" table:formula="of:=BASE(ROW( )-2;16)" office:value-type="string" office:string-value="2D" calcext:value-type="string">
            <text:p>2D</text:p>
          </table:table-cell>
          <table:table-cell table:style-name="ce3" table:number-columns-repeated="2"/>
        </table:table-row>
        <table:table-row table:style-name="ro1">
          <table:table-cell table:style-name="ce2" table:formula="of:=BASE(ROW( )-2;16)" office:value-type="string" office:string-value="2E" calcext:value-type="string">
            <text:p>2E</text:p>
          </table:table-cell>
          <table:table-cell table:style-name="ce2" table:number-columns-repeated="2"/>
        </table:table-row>
        <table:table-row table:style-name="ro1">
          <table:table-cell table:style-name="ce3" table:formula="of:=BASE(ROW( )-2;16)" office:value-type="string" office:string-value="2F" calcext:value-type="string">
            <text:p>2F</text:p>
          </table:table-cell>
          <table:table-cell table:style-name="ce3" table:number-columns-repeated="2"/>
        </table:table-row>
        <table:table-row table:style-name="ro1">
          <table:table-cell table:style-name="ce2" table:formula="of:=BASE(ROW( )-2;16)" office:value-type="string" office:string-value="30" calcext:value-type="string">
            <text:p>30</text:p>
          </table:table-cell>
          <table:table-cell table:style-name="ce2" table:number-columns-repeated="2"/>
        </table:table-row>
        <table:table-row table:style-name="ro1">
          <table:table-cell table:style-name="ce3" table:formula="of:=BASE(ROW( )-2;16)" office:value-type="string" office:string-value="31" calcext:value-type="string">
            <text:p>31</text:p>
          </table:table-cell>
          <table:table-cell table:style-name="ce3" table:number-columns-repeated="2"/>
        </table:table-row>
        <table:table-row table:style-name="ro1">
          <table:table-cell table:style-name="ce2" table:formula="of:=BASE(ROW( )-2;16)" office:value-type="string" office:string-value="32" calcext:value-type="string">
            <text:p>32</text:p>
          </table:table-cell>
          <table:table-cell table:style-name="ce2" table:number-columns-repeated="2"/>
        </table:table-row>
        <table:table-row table:style-name="ro1">
          <table:table-cell table:style-name="ce3" table:formula="of:=BASE(ROW( )-2;16)" office:value-type="string" office:string-value="33" calcext:value-type="string">
            <text:p>33</text:p>
          </table:table-cell>
          <table:table-cell table:style-name="ce3" table:number-columns-repeated="2"/>
        </table:table-row>
        <table:table-row table:style-name="ro1">
          <table:table-cell table:style-name="ce2" table:formula="of:=BASE(ROW( )-2;16)" office:value-type="string" office:string-value="34" calcext:value-type="string">
            <text:p>34</text:p>
          </table:table-cell>
          <table:table-cell table:style-name="ce2" table:number-columns-repeated="2"/>
        </table:table-row>
        <table:table-row table:style-name="ro1">
          <table:table-cell table:style-name="ce3" table:formula="of:=BASE(ROW( )-2;16)" office:value-type="string" office:string-value="35" calcext:value-type="string">
            <text:p>35</text:p>
          </table:table-cell>
          <table:table-cell table:style-name="ce3" table:number-columns-repeated="2"/>
        </table:table-row>
        <table:table-row table:style-name="ro1">
          <table:table-cell table:style-name="ce2" table:formula="of:=BASE(ROW( )-2;16)" office:value-type="string" office:string-value="36" calcext:value-type="string">
            <text:p>36</text:p>
          </table:table-cell>
          <table:table-cell table:style-name="ce2" table:number-columns-repeated="2"/>
        </table:table-row>
        <table:table-row table:style-name="ro1">
          <table:table-cell table:style-name="ce8" table:formula="of:=BASE(ROW( )-2;16)" office:value-type="string" office:string-value="37" calcext:value-type="string">
            <text:p>37</text:p>
          </table:table-cell>
          <table:table-cell table:style-name="ce8" table:number-columns-repeated="2"/>
        </table:table-row>
        <table:table-row table:style-name="ro1">
          <table:table-cell table:style-name="ce1" table:formula="of:=BASE(ROW( )-2;16)" office:value-type="string" office:string-value="38" calcext:value-type="string">
            <text:p>38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9" calcext:value-type="string">
            <text:p>39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A" calcext:value-type="string">
            <text:p>3A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B" calcext:value-type="string">
            <text:p>3B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C" calcext:value-type="string">
            <text:p>3C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D" calcext:value-type="string">
            <text:p>3D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E" calcext:value-type="string">
            <text:p>3E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F" calcext:value-type="string">
            <text:p>3F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0" calcext:value-type="string">
            <text:p>40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1" calcext:value-type="string">
            <text:p>41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2" calcext:value-type="string">
            <text:p>42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3" calcext:value-type="string">
            <text:p>43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4" calcext:value-type="string">
            <text:p>44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5" calcext:value-type="string">
            <text:p>45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6" calcext:value-type="string">
            <text:p>46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7" calcext:value-type="string">
            <text:p>47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8" calcext:value-type="string">
            <text:p>48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9" calcext:value-type="string">
            <text:p>49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A" calcext:value-type="string">
            <text:p>4A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4B" calcext:value-type="string">
            <text:p>4B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4C" calcext:value-type="string">
            <text:p>4C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4D" calcext:value-type="string">
            <text:p>4D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4E" calcext:value-type="string">
            <text:p>4E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4F" calcext:value-type="string">
            <text:p>4F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0" calcext:value-type="string">
            <text:p>50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1" calcext:value-type="string">
            <text:p>51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2" calcext:value-type="string">
            <text:p>52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3" calcext:value-type="string">
            <text:p>53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4" calcext:value-type="string">
            <text:p>54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5" calcext:value-type="string">
            <text:p>55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6" calcext:value-type="string">
            <text:p>56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7" calcext:value-type="string">
            <text:p>57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8" calcext:value-type="string">
            <text:p>58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9" calcext:value-type="string">
            <text:p>59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A" calcext:value-type="string">
            <text:p>5A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B" calcext:value-type="string">
            <text:p>5B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C" calcext:value-type="string">
            <text:p>5C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D" calcext:value-type="string">
            <text:p>5D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E" calcext:value-type="string">
            <text:p>5E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5F" calcext:value-type="string">
            <text:p>5F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0" calcext:value-type="string">
            <text:p>60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1" calcext:value-type="string">
            <text:p>61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2" calcext:value-type="string">
            <text:p>62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3" calcext:value-type="string">
            <text:p>63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4" calcext:value-type="string">
            <text:p>64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5" calcext:value-type="string">
            <text:p>65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6" calcext:value-type="string">
            <text:p>66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7" calcext:value-type="string">
            <text:p>67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8" calcext:value-type="string">
            <text:p>68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9" calcext:value-type="string">
            <text:p>69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A" calcext:value-type="string">
            <text:p>6A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B" calcext:value-type="string">
            <text:p>6B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C" calcext:value-type="string">
            <text:p>6C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D" calcext:value-type="string">
            <text:p>6D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E" calcext:value-type="string">
            <text:p>6E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6F" calcext:value-type="string">
            <text:p>6F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0" calcext:value-type="string">
            <text:p>70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1" calcext:value-type="string">
            <text:p>71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2" calcext:value-type="string">
            <text:p>72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3" calcext:value-type="string">
            <text:p>73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4" calcext:value-type="string">
            <text:p>74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5" calcext:value-type="string">
            <text:p>75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6" calcext:value-type="string">
            <text:p>76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7" calcext:value-type="string">
            <text:p>77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8" calcext:value-type="string">
            <text:p>78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9" calcext:value-type="string">
            <text:p>79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A" calcext:value-type="string">
            <text:p>7A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B" calcext:value-type="string">
            <text:p>7B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C" calcext:value-type="string">
            <text:p>7C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D" calcext:value-type="string">
            <text:p>7D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E" calcext:value-type="string">
            <text:p>7E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7F" calcext:value-type="string">
            <text:p>7F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0" calcext:value-type="string">
            <text:p>80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1" calcext:value-type="string">
            <text:p>81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2" calcext:value-type="string">
            <text:p>82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3" calcext:value-type="string">
            <text:p>83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4" calcext:value-type="string">
            <text:p>84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5" calcext:value-type="string">
            <text:p>85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6" calcext:value-type="string">
            <text:p>86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7" calcext:value-type="string">
            <text:p>87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8" calcext:value-type="string">
            <text:p>88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9" calcext:value-type="string">
            <text:p>89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A" calcext:value-type="string">
            <text:p>8A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B" calcext:value-type="string">
            <text:p>8B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C" calcext:value-type="string">
            <text:p>8C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D" calcext:value-type="string">
            <text:p>8D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E" calcext:value-type="string">
            <text:p>8E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8F" calcext:value-type="string">
            <text:p>8F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0" calcext:value-type="string">
            <text:p>90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1" calcext:value-type="string">
            <text:p>91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2" calcext:value-type="string">
            <text:p>92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3" calcext:value-type="string">
            <text:p>93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4" calcext:value-type="string">
            <text:p>94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5" calcext:value-type="string">
            <text:p>95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6" calcext:value-type="string">
            <text:p>96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7" calcext:value-type="string">
            <text:p>97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8" calcext:value-type="string">
            <text:p>98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9" calcext:value-type="string">
            <text:p>99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A" calcext:value-type="string">
            <text:p>9A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B" calcext:value-type="string">
            <text:p>9B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C" calcext:value-type="string">
            <text:p>9C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D" calcext:value-type="string">
            <text:p>9D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E" calcext:value-type="string">
            <text:p>9E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9F" calcext:value-type="string">
            <text:p>9F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0" calcext:value-type="string">
            <text:p>A0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1" calcext:value-type="string">
            <text:p>A1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2" calcext:value-type="string">
            <text:p>A2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3" calcext:value-type="string">
            <text:p>A3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4" calcext:value-type="string">
            <text:p>A4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5" calcext:value-type="string">
            <text:p>A5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6" calcext:value-type="string">
            <text:p>A6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7" calcext:value-type="string">
            <text:p>A7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8" calcext:value-type="string">
            <text:p>A8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9" calcext:value-type="string">
            <text:p>A9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A" calcext:value-type="string">
            <text:p>AA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B" calcext:value-type="string">
            <text:p>AB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C" calcext:value-type="string">
            <text:p>AC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D" calcext:value-type="string">
            <text:p>AD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E" calcext:value-type="string">
            <text:p>AE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AF" calcext:value-type="string">
            <text:p>AF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0" calcext:value-type="string">
            <text:p>B0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1" calcext:value-type="string">
            <text:p>B1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2" calcext:value-type="string">
            <text:p>B2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3" calcext:value-type="string">
            <text:p>B3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4" calcext:value-type="string">
            <text:p>B4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5" calcext:value-type="string">
            <text:p>B5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6" calcext:value-type="string">
            <text:p>B6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7" calcext:value-type="string">
            <text:p>B7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8" calcext:value-type="string">
            <text:p>B8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9" calcext:value-type="string">
            <text:p>B9</text:p>
          </table:table-cell>
          <table:table-cell table:number-columns-repeated="16383"/>
        </table:table-row>
        <table:table-row table:style-name="ro1">
          <table:table-cell table:style-name="ce1" table:formula="of:=BASE(ROW( )-2;16)" office:value-type="string" office:string-value="BA" calcext:value-type="string">
            <text:p>BA</text:p>
          </table:table-cell>
          <table:table-cell table:number-columns-repeated="16383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/>
      <style:paragraph-properties fo:text-align="center" fo:margin-left="0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1:10:00.137554457</meta:creation-date>
    <dc:date>2023-02-13T16:09:41.724847356</dc:date>
    <meta:editing-duration>PT1H45M7S</meta:editing-duration>
    <meta:editing-cycles>39</meta:editing-cycles>
    <meta:generator>LibreOffice/7.5.0.3$Linux_X86_64 LibreOffice_project/50$Build-3</meta:generator>
    <meta:document-statistic meta:table-count="1" meta:cell-count="234" meta:object-count="0"/>
  </office:meta>
</office:document-meta>
</file>